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.111in" style:contextual-spacing="false" fo:line-height="120%" fo:text-indent="0in" style:auto-text-indent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docs-internal-guid-30226473-7fff-cb81-c160-4d81bf1fb987"/>Write Pig Latin scripts for Crop Production Dataset. </text:p>
        </text:list-item>
      </text:list>
      <text:p text:style-name="P3">crop_prod = LOAD 'crop_production.csv' USING PigStorage(',') AS (State_Name:chararray, District_Name:chararray, Crop_Year:int, Season:chararray, Crop:chararray, Area:float, Production:float);</text:p>
      <text:p text:style-name="P3">DESCRIBE crop_prod;</text:p>
      <text:p text:style-name="Text_20_body"/>
      <text:p text:style-name="P2">a. Calculate total production of each crop. </text:p>
      <text:p text:style-name="P3">total_production = GROUP crop_prod BY Crop;</text:p>
      <text:p text:style-name="P3">sum_production = FOREACH total_production GENERATE group AS Crop, SUM(crop_prod.Production) AS Total_Production;</text:p>
      <text:p text:style-name="P3">DUMP sum_production;</text:p>
      <text:p text:style-name="Text_20_body"/>
      <text:p text:style-name="P2">b. Find the average production per year for each crop. </text:p>
      <text:p text:style-name="P3">grouped_by_crop_year = GROUP crop_prod BY (Crop, Crop_Year);</text:p>
      <text:p text:style-name="P3">average_production = FOREACH grouped_by_crop_year GENERATE group.Crop AS Crop, group.Crop_Year AS Crop_Year, AVG(crop_prod.Production) AS Avg_Production;</text:p>
      <text:p text:style-name="P3">DUMP average_production;</text:p>
      <text:p text:style-name="Text_20_body"/>
      <text:p text:style-name="P2">c. Filter all crops grown in ‘Karnataka’ </text:p>
      <text:p text:style-name="P3">specific_state = FILTER crop_prod BY State_Name == ‘Karnataka’;</text:p>
      <text:p text:style-name="P3">unique_crops = GROUP specific_state BY Crop;</text:p>
      <text:p text:style-name="P3">DUMP unique_crops;</text:p>
      <text:p text:style-name="Text_20_body"/>
      <text:p text:style-name="P2">d. Calculate the total area used for each crop in the year 2010. </text:p>
      <text:p text:style-name="P3">specific_year = FILTER crop_prod BY Crop_Year == 2010;</text:p>
      <text:p text:style-name="P3">total_area = GROUP specific_year BY Crop;</text:p>
      <text:p text:style-name="P3">sum_area = FOREACH total_area GENERATE group AS Crop, SUM(specific_year.Area) AS Total_Area;</text:p>
      <text:p text:style-name="P3">DUMP sum_area;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9:23:33.174879582</meta:creation-date>
    <dc:date>2025-02-03T09:24:18.204034607</dc:date>
    <meta:editing-duration>PT47S</meta:editing-duration>
    <meta:editing-cycles>1</meta:editing-cycles>
    <meta:document-statistic meta:table-count="0" meta:image-count="0" meta:object-count="0" meta:page-count="1" meta:paragraph-count="21" meta:word-count="147" meta:character-count="1209" meta:non-whitespace-character-count="1077"/>
    <meta:generator>LibreOffice/24.2.7.2$Linux_X86_64 LibreOffice_project/420$Build-2</meta:generator>
  </office:meta>
</office:document-meta>
</file>